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 style:list-style-name="L3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 style:list-style-name="L4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 style:list-style-name="L5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 style:list-style-name="L6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 style:list-style-name="L7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oustic structure of consonants</text:p>
      <text:p text:style-name="P9">1. Revision of basic concepts</text:p>
      <text:p text:style-name="P10">a) The source-filter model; quasi-periodic and aperiodic (noise) sources.</text:p>
      <text:p text:style-name="P10">b) The filtering effect of the vocal tract, acting as a variable resonator.</text:p>
      <text:p text:style-name="P10">c) The characterisation of vowel sounds by formants.</text:p>
      <text:p text:style-name="P10">d) Other resonant sounds are also characterised by formants: <text:span text:style-name="T1">sonorant</text:span> consonants i.e. nasals, medial and lateral approximants. <text:span text:style-name="T1">Obstruents</text:span> - stops, fricatives and affricates - are characterised by a combination of intervals of noise, silence, and changing formant transitions.</text:p>
      <text:p text:style-name="P9">2. Stops</text:p>
      <text:p text:style-name="P10">a) In articulation, stops consist of:</text:p>
      <text:list xml:id="list805476394" text:style-name="L1">
        <text:list-header>
          <text:p text:style-name="P1">i) if the stop is preceded by a vowel, a closing phase, or transition between the vowel and the stop;</text:p>
          <text:p text:style-name="P1">ii) an interval of complete closure;</text:p>
          <text:p text:style-name="P1">iii) an audible burst, as the closure is opened;</text:p>
          <text:p text:style-name="P1">iv) in some stops, an interval of aspiration;</text:p>
          <text:p text:style-name="P1">v) an interval of transitions from the stop into the following vowel or approximant, often overlapping with (iv).</text:p>
        </text:list-header>
      </text:list>
      <text:p text:style-name="P10">b) Because of (ii), all stops have a period of silence. If the stop is fully voiced (e.g. some intervocalic voiced stops in English), there will be a low level of quasiperiodic energy during the closure.</text:p>
      <text:p text:style-name="P10">c) The burst is very brief, with energy across the spectrum. Unreleased stops do not show a burst, of course.</text:p>
      <text:p text:style-name="P10">d) Aspiration is a longer interval of noise, with a broad-band frequency distribution that varies with the place of articulation of the stop.</text:p>
      <text:p text:style-name="P10">e) Prevocalic stops have a formant frequency pattern which changes in time for an interval after the release of the stop, during the early part of the vowel - the <text:span text:style-name="T1">transition</text:span>.</text:p>
      <text:p text:style-name="P10">f) Postvocalic stops have similar (but 'mirror-image') formant frequency transitions at the end of the preceding vowel, as the stop closure is formed.</text:p>
      <text:p text:style-name="P10">For the most part, (b-d) are acoustic realizations of the manner of articulation; (e-f) realize the place of articulation.</text:p>
      <text:p text:style-name="P9"><text:soft-page-break/>2.1. Acoustic details</text:p>
      <text:p text:style-name="P10"><text:span text:style-name="T1">a) Voicing.</text:span> A low frequency voicing buzz is present in phonetically voiced sounds, seen on spectrograms as 'voice bar'. Also, in English, presence vs. absence of aspiration cues voicelessness vs. voicing, respectively.</text:p>
      <text:p text:style-name="P10"><text:span text:style-name="T1">b) Place of articulation. </text:span>There are three major acoustic correlates:</text:p>
      <text:list xml:id="list643588239" text:style-name="L2">
        <text:list-header>
          <text:p text:style-name="P7">(i) The spectrum of the burst:</text:p>
        </text:list-header>
      </text:list>
      <text:list xml:id="list2310059589" text:style-name="L3">
        <text:list-item>
          <text:list>
            <text:list-header>
              <text:p text:style-name="P2"><text:span text:style-name="T2">Bilabials - </text:span>energy predominantly from 600 - 800 Hz.</text:p>
              <text:p text:style-name="P2"><text:span text:style-name="T2">Alveolars</text:span> - the energy is distributed across frequency range, more energy in higher areas of spectrum (4000 Hz and above).</text:p>
              <text:p text:style-name="P2"><text:span text:style-name="T2">Velars - </text:span>there is a compact burst in lower to mid part of frequency range, typically about 1,800 - 2,000 Hz, but up to around 4,700 Hz.</text:p>
            </text:list-header>
          </text:list>
          <text:p text:style-name="P2">Irrespective of other variations, bursts tend to show a strength hierarchy of voiceless aspirated &gt; voiceless unaspirated &gt; voiced.</text:p>
          <text:p text:style-name="P2"><text:span text:style-name="T1">(ii) Formant transitions and (iii) Loci</text:span>: - Both the apparent origin and trajectory of first three formant transitions reflect articulatory movements, and are therefore considered crucial for stop recognition.</text:p>
        </text:list-item>
      </text:list>
      <text:p text:style-name="P10"><text:span text:style-name="T1">c) Post-vocalic stops: </text:span>In post-vocalic position (VC sequences) the trajectories are the opposite of those in pre-vocalic stops, although these may be less clearly visible spectrograms in the case of voiceless stops.</text:p>
      <text:p text:style-name="P9">3. Fricatives and affricates</text:p>
      <text:p text:style-name="P10"><text:span text:style-name="T1">a)</text:span> <text:span text:style-name="T1">Main features:</text:span></text:p>
      <text:list xml:id="list3470955897" text:style-name="L4">
        <text:list-header>
          <text:p text:style-name="P3">(i) frication noise -aperiodic spread of sound over part of spectrum</text:p>
          <text:p text:style-name="P3">(ii) areas of 'anti-resonance' - where there is no energy. The frequency of these vary according to place of articulation.</text:p>
        </text:list-header>
      </text:list>
      <text:p text:style-name="P10"><text:span text:style-name="T1">b)</text:span> <text:span text:style-name="T1">Voicing.</text:span> Again, phonetically voiced fricatives have low level voicing along with frication noise. Phonemically voiceless fricatives may have short period of aspiration before voicing onset in some languages.</text:p>
      <text:p text:style-name="P10"><text:span text:style-name="T1">c) Place of articulation.</text:span> Two major acoustic features carry place distinctions:</text:p>
      <text:list xml:id="list4023877933" text:style-name="L5">
        <text:list-header>
          <text:p text:style-name="P4"><text:span text:style-name="T1">(i) Formant transitions.</text:span> Similar to those of stops. Labiodentals similar to labials, dentals similar to alveolars, though F2 locus higher.</text:p>
          <text:p text:style-name="P4"><text:span text:style-name="T1">(ii) Spectral envelope</text:span> - mainly for sibilants, distribution of energy across spectrum shows:</text:p>
          <text:p text:style-name="P4"><text:soft-page-break/><text:span text:style-name="T2">Alveolars</text:span> are characterised by random energy from approximately 2000 Hz, up to and above 8000 Hz. Peaks of energy at 4500 and 7500 Hz.</text:p>
          <text:p text:style-name="P4"><text:span text:style-name="T2">Post-alveolars</text:span> have noise from about 2000 Hz - 6/7000 Hz. Peak at around 4000 Hz.</text:p>
          <text:p text:style-name="P4">Both of the above have strong frication noise (sibilants). For non-sibilants, spectral features less distinctive.</text:p>
          <text:p text:style-name="P4"><text:span text:style-name="T2">Labiodentals and dentals</text:span> both have flat spectra with a slight emphasis in high frequency energy.</text:p>
          <text:p text:style-name="P4"><text:span text:style-name="T2">Bilabials</text:span> have relatively more energy in lower part of spectrum.</text:p>
        </text:list-header>
      </text:list>
      <text:p text:style-name="P10"><text:span text:style-name="T1">d)</text:span> [h] is acoustically a voiceless vowel. It has a weak formant structure appropriate to following vowel, but with noise excitation rather than voicing.</text:p>
      <text:p text:style-name="P10"><text:span text:style-name="T1">e)</text:span> Affricates have frication portions similar to the corresponding fricatives, preceded by stop-like 'silent' portion.</text:p>
      <text:p text:style-name="P10"><text:line-break/><text:span text:style-name="T1">4. Nasals</text:span></text:p>
      <text:p text:style-name="P10">a) As a class nasals share certain features. They are nearly always voiced, and they show a sudden change in formant structure from/to adjacent vowel (a 'fault transition').</text:p>
      <text:p text:style-name="P10">Furthermore:</text:p>
      <text:list xml:id="list3347617224" text:style-name="L6">
        <text:list-header>
          <text:p text:style-name="P5">(i) Presence of nasal formants, the frequencies of which vary from speaker to speaker;</text:p>
          <text:p text:style-name="P5">(ii) F1 (sometimes called N1 in nasals) is low in all nasals - typical figures 250 - 300 Hz.</text:p>
          <text:p text:style-name="P5">(iii) Formants much weaker in nasals than in vowel sounds.</text:p>
          <text:p text:style-name="P5">(iv) Nasals have several antiformants. Little energy above approximately 3500 Hz. Also, the vocal tract produces an antiformant between 800 and 2000 Hz - the region of F2 for most vowels.</text:p>
          <text:p text:style-name="P5">(v) Locations of other formants and antiformants vary according to place of articulation (though also varies between individuals).</text:p>
        </text:list-header>
      </text:list>
      <text:p text:style-name="P10">b) <text:span text:style-name="T1">Place of articulation. </text:span>Combination of formant, antiformant and transition information are all used in recognition, but transition information is apparently the most important.</text:p>
      <text:list xml:id="list1822158398" text:style-name="L7">
        <text:list-header>
          <text:p text:style-name="P6"><text:soft-page-break/>[m] has an antiformant between 750 Hz and 1250 Hz. N2 between 1000 Hz and 1300 Hz. F2 therefore generally rising to following vowels.</text:p>
          <text:p text:style-name="P6">[n] Fujimura gives N2 at 1000 Hz and antiformant at 1450 - 2200. On a spectrogram, second visible formant is often N4, at about 2000 Hz, giving similar transitions to alveolar stops.</text:p>
          <text:p text:style-name="P6">[ŋ] Main anti-resonance is that above 3000 Hz. theoretically, N2 is at 1100 Hz, N3 at 1900. In practice, N2 is rather weak. There is considerable speaker to speaker variation.</text:p>
        </text:list-header>
      </text:list>
      <text:p text:style-name="P9">5. Liquids</text:p>
      <text:p text:style-name="P10">a) Liquids are normally voiced (though they are sometimes devoiced or realised as voiceless fricatives e.g. following a voiceless obstruent) - hence clear formant structure, though with less energy than vowels.</text:p>
      <text:p text:style-name="P10">b) Laterals have antiformants, though usually less strong than in nasals. For example, in /l/ there is one around 2500 Hz, between the apparent F2 and F3.</text:p>
      <text:p text:style-name="P10">c) In both [ɹ] and [l], F1 and F2 are lower than in adjacent vowels: in [l], and laterals in general, transitions very sudden (cf. nasals); in [ɹ], less so.</text:p>
      <text:p text:style-name="P10">d) In [ɹ], F3 also falls from adjacent vowels; in [l] this is much less pronounced.</text:p>
      <text:p text:style-name="P10">e) Clear and dark /l/ differ in their formant structure; F2 is somewhat higher - about 1500 Hz - for a clear /l/ and lower for a dark /l/.</text:p>
      <text:p text:style-name="P10">f) Trills are characterised acoustically by a 'pattern of pulses of closures and openings' (Lindau, 1986). Their spectral structures vary considerably.</text:p>
      <text:p text:style-name="P9">Further reading</text:p>
      <text:p text:style-name="P10">Fry, D.B. <text:span text:style-name="T2">The Physics of Speech, </text:span>esp. Chapters 10 &amp; 11.</text:p>
      <text:p text:style-name="P10">Johnson, K. (1997) <text:span text:style-name="T2">Acoustic and Auditory Phonetics. </text:span>Chapters 6-8.</text:p>
      <text:p text:style-name="P10">Ladefoged, P. (993) <text:span text:style-name="T2">A Course in Phonetics. </text:span>Chapter 8</text:p>
      <text:p text:style-name="P10">Lindau, M. (1985) The story of /r/. In V. Fromkin, ed. <text:span text:style-name="T2">Phonetic Linguistics</text:span></text:p>
      <text:p text:style-name="P10">Olive, Greenwood and Coleman (1993) <text:span text:style-name="T2">Acoustics of American English Speech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12:33:30.065377963</meta:creation-date>
    <meta:print-date>2020-03-28T12:34:55.182351835</meta:print-date>
    <dc:date>2020-03-28T13:06:57.555990995</dc:date>
    <meta:editing-duration>PT23M17S</meta:editing-duration>
    <meta:editing-cycles>1</meta:editing-cycles>
    <meta:document-statistic meta:table-count="0" meta:image-count="0" meta:object-count="0" meta:page-count="4" meta:paragraph-count="69" meta:word-count="1185" meta:character-count="7214" meta:non-whitespace-character-count="6125"/>
    <meta:generator>LibreOffice/6.3.5.2$Linux_X86_64 LibreOffice_project/30$Build-2</meta:generator>
  </office:meta>
</office:document-meta>
</file>